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53d" officeooo:paragraph-rsid="001fa53d"/>
    </style:style>
    <style:style style:name="P2" style:family="paragraph" style:parent-style-name="Standard">
      <style:text-properties officeooo:rsid="00219066" officeooo:paragraph-rsid="00219066"/>
    </style:style>
    <style:style style:name="P3" style:family="paragraph" style:parent-style-name="Standard">
      <style:text-properties officeooo:rsid="00228319" officeooo:paragraph-rsid="00228319"/>
    </style:style>
    <style:style style:name="P4" style:family="paragraph" style:parent-style-name="Standard">
      <style:text-properties officeooo:rsid="00242fa6" officeooo:paragraph-rsid="00242fa6"/>
    </style:style>
    <style:style style:name="P5" style:family="paragraph" style:parent-style-name="Standard">
      <style:text-properties officeooo:rsid="0024d5e4" officeooo:paragraph-rsid="0024d5e4"/>
    </style:style>
    <style:style style:name="P6" style:family="paragraph" style:parent-style-name="Standard">
      <style:text-properties officeooo:rsid="0024e9ff" officeooo:paragraph-rsid="0024e9ff"/>
    </style:style>
    <style:style style:name="P7" style:family="paragraph" style:parent-style-name="Standard">
      <style:text-properties officeooo:rsid="0024e9ff" officeooo:paragraph-rsid="00253d5c"/>
    </style:style>
    <style:style style:name="P8" style:family="paragraph" style:parent-style-name="Standard">
      <style:text-properties officeooo:rsid="00253d5c" officeooo:paragraph-rsid="00253d5c"/>
    </style:style>
    <style:style style:name="T1" style:family="text">
      <style:text-properties officeooo:rsid="00219066"/>
    </style:style>
    <style:style style:name="T2" style:family="text">
      <style:text-properties officeooo:rsid="0024d5e4"/>
    </style:style>
    <style:style style:name="T3" style:family="text">
      <style:text-properties officeooo:rsid="00253d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 Exercise: </text:p>
      <text:p text:style-name="P1"/>
      <text:p text:style-name="P1">Problem Statement 1 &amp; 2– How to access Gitlab &amp; Push local files to GitHub repo:</text:p>
      <text:p text:style-name="P1">1. git –version</text:p>
      <text:p text:style-name="P1">2. mkdir test<text:span text:style-name="T1">2</text:span></text:p>
      <text:p text:style-name="P1">3. cd test<text:span text:style-name="T1">2</text:span></text:p>
      <text:p text:style-name="P1">4. git init</text:p>
      <text:p text:style-name="P1">5. git config –global init.defaultBranch master</text:p>
      <text:p text:style-name="P1">6. git init</text:p>
      <text:p text:style-name="P1">7. echo "This is another test" &gt; test2</text:p>
      <text:p text:style-name="P1">8. ls</text:p>
      <text:p text:style-name="P1">9. git status</text:p>
      <text:p text:style-name="P1">10. git add .</text:p>
      <text:p text:style-name="P1">11. git commit -m “change<text:span text:style-name="T1">2</text:span>”</text:p>
      <text:p text:style-name="P1">12. git remote add origin <text:a xlink:type="simple" xlink:href="https://github.com/Ruchitha-M17/git-test2.git" text:style-name="Internet_20_link" text:visited-style-name="Visited_20_Internet_20_Link">https://github.com/Ruchitha-M17/</text:a><text:a xlink:type="simple" xlink:href="https://github.com/Ruchitha-M17/git-test2.git" text:style-name="Internet_20_link" text:visited-style-name="Visited_20_Internet_20_Link"><text:span text:style-name="T1">git-</text:span></text:a><text:a xlink:type="simple" xlink:href="https://github.com/Ruchitha-M17/git-test2.git" text:style-name="Internet_20_link" text:visited-style-name="Visited_20_Internet_20_Link">test</text:a><text:a xlink:type="simple" xlink:href="https://github.com/Ruchitha-M17/git-test2.git" text:style-name="Internet_20_link" text:visited-style-name="Visited_20_Internet_20_Link"><text:span text:style-name="T1">2</text:span></text:a><text:a xlink:type="simple" xlink:href="https://github.com/Ruchitha-M17/git-test2.git" text:style-name="Internet_20_link" text:visited-style-name="Visited_20_Internet_20_Link">.git</text:a></text:p>
      <text:p text:style-name="P2">13. git remote -v</text:p>
      <text:p text:style-name="P2">14. git push -u origin master</text:p>
      <text:p text:style-name="P2">15. ls</text:p>
      <text:p text:style-name="P2">16. nano test2</text:p>
      <text:p text:style-name="P2">17. git add .</text:p>
      <text:p text:style-name="P2">18. git commit -m "change3"</text:p>
      <text:p text:style-name="P2">19. git push -u origin master</text:p>
      <text:p text:style-name="P2"/>
      <text:p text:style-name="P3">Problem Statement 3 – Manage Git branch and merge:</text:p>
      <text:p text:style-name="P3">20. git branch</text:p>
      <text:p text:style-name="P3">21. git branch devops1</text:p>
      <text:p text:style-name="P3">22. git checkout devops1</text:p>
      <text:p text:style-name="P3">23. git branch</text:p>
      <text:p text:style-name="P3">24. echo "test3" &gt; file1</text:p>
      <text:p text:style-name="P3">25. echo "test4" &gt; file2</text:p>
      <text:p text:style-name="P4">26. ls -l</text:p>
      <text:p text:style-name="P4">27. git add .</text:p>
      <text:p text:style-name="P4">28. git commit -m "change4"</text:p>
      <text:p text:style-name="P4">29. git push -u origin devops1</text:p>
      <text:p text:style-name="P4">30. git branch</text:p>
      <text:p text:style-name="P4">31. git checkout master</text:p>
      <text:p text:style-name="P4">32. git merge devops1</text:p>
      <text:p text:style-name="P4"/>
      <text:p text:style-name="P5">Problem Statement 4 – Git History</text:p>
      <text:p text:style-name="P5">33. git log -p</text:p>
      <text:p text:style-name="P5">34. <text:s/>git log –oneline</text:p>
      <text:p text:style-name="P5"/>
      <text:p text:style-name="P5">Problem Statement 5 – Git pull &amp; clone command</text:p>
      <text:p text:style-name="P5">35. cd</text:p>
      <text:p text:style-name="P5">36. git clone <text:a xlink:type="simple" xlink:href="https://github.com/Ruchitha-M17/git-test2.git" text:style-name="Internet_20_link" text:visited-style-name="Visited_20_Internet_20_Link">https://github.com/Ruchitha-M17/git-test2.git</text:a></text:p>
      <text:p text:style-name="P5">37. ls -l</text:p>
      <text:p text:style-name="P5">38. cd git-test2</text:p>
      <text:p text:style-name="P6">39. ls</text:p>
      <text:p text:style-name="P6">40. mkdir dev1</text:p>
      <text:p text:style-name="P6"><text:soft-page-break/>41. cd dev<text:span text:style-name="T3">1</text:span></text:p>
      <text:p text:style-name="P6">42. git <text:span text:style-name="T3">remote -v</text:span></text:p>
      <text:p text:style-name="P7">43. git <text:span text:style-name="T3">pull </text:span><text:a xlink:type="simple" xlink:href="https://github.com/Ruchitha-M17/git-test2.git" text:style-name="Internet_20_link" text:visited-style-name="Visited_20_Internet_20_Link"><text:span text:style-name="T2">https://github.com/Ruchitha-M17/git-test2.git</text:span></text:a><text:span text:style-name="T2"> </text:span><text:span text:style-name="T3">master</text:span></text:p>
      <text:p text:style-name="P7"/>
      <text:p text:style-name="P7"/>
      <text:p text:style-name="P6">44. <text:span text:style-name="T3">git branch</text:span></text:p>
      <text:p text:style-name="P8">45. ls -l</text:p>
      <text:p text:style-name="P8">46. git branch m1</text:p>
      <text:p text:style-name="P8">47. git checkout m1</text:p>
      <text:p text:style-name="P8">48. echo “apple1” &gt; fruit</text:p>
      <text:p text:style-name="P8">49. ls</text:p>
      <text:p text:style-name="P8">50. git checkout master</text:p>
      <text:p text:style-name="P8">51. ls</text:p>
      <text:p text:style-name="P8">52. git checkout m1</text:p>
      <text:p text:style-name="P8">53. ls</text:p>
      <text:p text:style-name="P8">54. git rebase master</text:p>
      <text:p text:style-name="P8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04:15:56.680751056</meta:creation-date>
    <dc:date>2024-12-14T05:29:32.517482763</dc:date>
    <meta:editing-duration>PT2M24S</meta:editing-duration>
    <meta:editing-cycles>1</meta:editing-cycles>
    <meta:document-statistic meta:table-count="0" meta:image-count="0" meta:object-count="0" meta:page-count="2" meta:paragraph-count="59" meta:word-count="245" meta:character-count="1301" meta:non-whitespace-character-count="1110"/>
    <meta:generator>LibreOffice/7.3.7.2$Linux_X86_64 LibreOffice_project/30$Build-2</meta:generator>
  </office:meta>
</office:document-meta>
</file>